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officeooo:rsid="001b5acf" officeooo:paragraph-rsid="001b5acf"/>
    </style:style>
    <style:style style:name="P2" style:family="paragraph" style:parent-style-name="Standard">
      <style:paragraph-properties fo:text-align="start" style:justify-single-word="false"/>
      <style:text-properties style:font-name="Liberation Serif" officeooo:rsid="001b5acf" officeooo:paragraph-rsid="001b5acf"/>
    </style:style>
    <style:style style:name="P3" style:family="paragraph" style:parent-style-name="Text_20_body">
      <style:text-properties style:font-name="Liberation Serif" officeooo:paragraph-rsid="00226b1c"/>
    </style:style>
    <style:style style:name="P4" style:family="paragraph" style:parent-style-name="Text_20_body">
      <style:text-properties officeooo:paragraph-rsid="00226b1c"/>
    </style:style>
    <style:style style:name="P5" style:family="paragraph" style:parent-style-name="Heading_20_2">
      <style:text-properties style:font-name="Liberation Serif" officeooo:rsid="00226b1c" officeooo:paragraph-rsid="00226b1c"/>
    </style:style>
    <style:style style:name="P6" style:family="paragraph" style:parent-style-name="Text_20_body">
      <style:text-properties officeooo:rsid="0024eb87" officeooo:paragraph-rsid="0024eb87"/>
    </style:style>
    <style:style style:name="P7" style:family="paragraph" style:parent-style-name="Text_20_body">
      <style:text-properties officeooo:rsid="002588f5" officeooo:paragraph-rsid="002588f5"/>
    </style:style>
    <style:style style:name="T1" style:family="text">
      <style:text-properties officeooo:rsid="001dc5fd"/>
    </style:style>
    <style:style style:name="T2" style:family="text">
      <style:text-properties officeooo:rsid="001f044f"/>
    </style:style>
    <style:style style:name="T3" style:family="text">
      <style:text-properties officeooo:rsid="0020c0a2"/>
    </style:style>
    <style:style style:name="T4" style:family="text">
      <style:text-properties officeooo:rsid="00226b1c"/>
    </style:style>
    <style:style style:name="T5" style:family="text">
      <style:text-properties style:font-name="Liberation Serif" officeooo:rsid="00226b1c"/>
    </style:style>
    <style:style style:name="T6" style:family="text">
      <style:text-properties officeooo:rsid="00253e84"/>
    </style:style>
    <style:style style:name="T7" style:family="text">
      <style:text-properties officeooo:rsid="002588f5"/>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ject 1</text:p>
      <text:p text:style-name="P2">Group 1</text:p>
      <text:p text:style-name="P2">aleksandr means</text:p>
      <text:p text:style-name="P2">Nathan DeKeyrel</text:p>
      <text:h text:style-name="P5" text:outline-level="2">System Requirements</text:h>
      <text:p text:style-name="Text_20_body">For this project, the requirements are as follows: We must implement the training algorithm, <text:span text:style-name="T4">W</text:span>e must download and imputate the data sets, We must convert the data into a usable form for the algorithm, We must mix values within the features of the data sets to introduce noise, We must use two loss functions for evaluating our algorithm, <text:span text:style-name="T1">We must develop a hypothesis about the performance of the algorithm, </text:span><text:span text:style-name="T2">and We must test our hypothesis with our loss functions.</text:span></text:p>
      <text:p text:style-name="P6">For the training algorithm we generate weights for the features in the feature vector <text:span text:style-name="T6">and a weight for each class. The weight for the class is acquired by calculating the number of examples in a given class and dividing that by the total number of classes. </text:span><text:span text:style-name="T7">We find the weight of each feature in a class by adding the total number of matching attributes for that class with one, and dividing that by the sum of the number of examples in that class and the number of attributes.</text:span></text:p>
      <text:p text:style-name="P7">When we process an example in the test set, for each class we’ll multiply the weight of the class with the total product of each weight that was calculated for the given feature value in the example vector. We then return the class that has the highest number as a prediction.</text:p>
      <text:p text:style-name="Text_20_body">We intend on preprocessing the data by <text:span text:style-name="T7">selecting median values for continuous data, and by randomly assigning values for categorical data</text:span>. <text:span text:style-name="T4">During this stage we will</text:span> discretize the data <text:span text:style-name="T4">by defining categories for real number values and assigning feature values to categorical values</text:span>. <text:span text:style-name="T7">After discretizing</text:span> <text:span text:style-name="T7">the data, we will</text:span> produce our <text:span text:style-name="T7">modified</text:span> noisy version of the data. We will then put our data through our 10-fold cross-validation algorithm to produce the test data sets. <text:span text:style-name="T3">We will then test our classifier using these data sets and evaluate the outputs using our loss functions. Based on the output of our loss functions, we will reject or accept our hypothesis.</text:span></text:p>
      <text:h text:style-name="P5" text:outline-level="2">System Architecture</text:h>
      <text:p text:style-name="P3"/>
      <text:h text:style-name="P5" text:outline-level="2">System Flow</text:h>
      <text:p text:style-name="P3"/>
      <text:h text:style-name="P5" text:outline-level="2">Test Strategy</text:h>
      <text:p text:style-name="P3"/>
      <text:h text:style-name="P5" text:outline-level="2">Task Assignment and Schedule</text:h>
      <text:p text:style-name="P4"><text:span text:style-name="T5"/></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8-29T10:13:11.430036966</meta:creation-date>
    <meta:generator>LibreOffice/24.2.5.2$Linux_X86_64 LibreOffice_project/420$Build-2</meta:generator>
    <dc:date>2024-08-29T13:50:55.115334504</dc:date>
    <meta:editing-duration>PT1H25M36S</meta:editing-duration>
    <meta:editing-cycles>6</meta:editing-cycles>
    <meta:document-statistic meta:table-count="0" meta:image-count="0" meta:object-count="0" meta:page-count="1" meta:paragraph-count="13" meta:word-count="345" meta:character-count="2012" meta:non-whitespace-character-count="1680"/>
  </office:meta>
</office:document-meta>
</file>